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oup A Offenses</text:p>
          </table:table-cell>
          <table:table-cell table:style-name="ce21" office:value-type="string">
            <text:p>Year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Rate Per 100,000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5.26">
            <text:p>5.26</text:p>
          </table:table-cell>
        </table:table-row>
        <table:table-row table:style-name="ro2">
          <table:table-cell table:style-name="ce21" office:value-type="string">
            <text:p>Kidnapping/Abduction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890">
            <text:p>1890</text:p>
          </table:table-cell>
          <table:table-cell table:style-name="ce21" office:value-type="float" office:value="25.34">
            <text:p>25.34</text:p>
          </table:table-cell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5187">
            <text:p>5187</text:p>
          </table:table-cell>
          <table:table-cell table:style-name="ce21" office:value-type="float" office:value="69.55">
            <text:p>69.5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6908">
            <text:p>6908</text:p>
          </table:table-cell>
          <table:table-cell table:style-name="ce21" office:value-type="float" office:value="92.62">
            <text:p>92.62</text:p>
          </table:table-cell>
        </table:table-row>
        <table:table-row table:style-name="ro2">
          <table:table-cell table:style-name="ce21" office:value-type="string">
            <text:p>Aggravated Assaults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1312">
            <text:p>11312</text:p>
          </table:table-cell>
          <table:table-cell table:style-name="ce21" office:value-type="float" office:value="151.67">
            <text:p>151.67</text:p>
          </table:table-cell>
        </table:table-row>
        <table:table-row table:style-name="ro2">
          <table:table-cell table:style-name="ce21" office:value-type="string">
            <text:p>Simple Assaults/Intimidation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92241">
            <text:p>92241</text:p>
          </table:table-cell>
          <table:table-cell table:style-name="ce21" office:value-type="float" office:value="1236.76">
            <text:p>1236.7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637">
            <text:p>1637</text:p>
          </table:table-cell>
          <table:table-cell table:style-name="ce21" office:value-type="float" office:value="21.95">
            <text:p>21.9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1.02">
            <text:p>1.0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7883">
            <text:p>27883</text:p>
          </table:table-cell>
          <table:table-cell table:style-name="ce21" office:value-type="float" office:value="373.85">
            <text:p>373.8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57060">
            <text:p>157060</text:p>
          </table:table-cell>
          <table:table-cell table:style-name="ce21" office:value-type="float" office:value="2105.84">
            <text:p>2105.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7309">
            <text:p>17309</text:p>
          </table:table-cell>
          <table:table-cell table:style-name="ce21" office:value-type="float" office:value="232.08">
            <text:p>232.0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8718">
            <text:p>8718</text:p>
          </table:table-cell>
          <table:table-cell table:style-name="ce21" office:value-type="float" office:value="116.89">
            <text:p>116.89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6216">
            <text:p>16216</text:p>
          </table:table-cell>
          <table:table-cell table:style-name="ce21" office:value-type="float" office:value="217.42">
            <text:p>217.4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3073">
            <text:p>3073</text:p>
          </table:table-cell>
          <table:table-cell table:style-name="ce21" office:value-type="float" office:value="41.2">
            <text:p>41.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347">
            <text:p>1347</text:p>
          </table:table-cell>
          <table:table-cell table:style-name="ce21" office:value-type="float" office:value="18.06">
            <text:p>18.06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89655">
            <text:p>89655</text:p>
          </table:table-cell>
          <table:table-cell table:style-name="ce21" office:value-type="float" office:value="1202.08">
            <text:p>1202.08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39440">
            <text:p>39440</text:p>
          </table:table-cell>
          <table:table-cell table:style-name="ce21" office:value-type="float" office:value="528.81">
            <text:p>528.81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4.04">
            <text:p>4.0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.45">
            <text:p>2.4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.52">
            <text:p>0.5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999">
            <text:p>999</text:p>
          </table:table-cell>
          <table:table-cell table:style-name="ce21" office:value-type="float" office:value="13.39">
            <text:p>13.3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.23">
            <text:p>0.2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9714">
            <text:p>9714</text:p>
          </table:table-cell>
          <table:table-cell table:style-name="ce21" office:value-type="float" office:value="130.2">
            <text:p>130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